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 style:writing-mode="lr-tb"/>
      <style:text-properties fo:font-variant="normal" fo:text-transform="none" fo:color="#1d2125" loext:opacity="100%" style:font-name="Poppins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98689801236_631"/>Confecciona una expresión regular que valide el ingreso del nombre de un día de la semana y un número de 1 o 2 dígitos</text:p>
      <text:p text:style-name="P1">(ejemplo: lunes 31) - Expresión válida</text:p>
      <text:p text:style-name="P1">(ejemplo: llunes 2) - Expresion no válida)</text:p>
      <text:p text:style-name="P2">NOTA: utilizar el método test(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30T19:17:11.488692020</dc:date>
    <meta:editing-duration>PT12M13S</meta:editing-duration>
    <meta:editing-cycles>18</meta:editing-cycles>
    <meta:generator>LibreOffice/7.4.7.2$Linux_X86_64 LibreOffice_project/40$Build-2</meta:generator>
    <meta:document-statistic meta:table-count="0" meta:image-count="0" meta:object-count="0" meta:page-count="1" meta:paragraph-count="4" meta:word-count="42" meta:character-count="229" meta:non-whitespace-character-count="191"/>
  </office:meta>
</office:document-meta>
</file>